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officeooo:rsid="00330a50" officeooo:paragraph-rsid="00330a5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1223f5e" officeooo:paragraph-rsid="00669f7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146ae3e" officeooo:paragraph-rsid="00669f7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259f4d"/>
    </style:style>
    <style:style style:name="P5" style:family="paragraph" style:parent-style-name="Standard">
      <style:text-properties officeooo:rsid="002ff161" officeooo:paragraph-rsid="002ff161"/>
    </style:style>
    <style:style style:name="P6" style:family="paragraph" style:parent-style-name="Standard">
      <style:text-properties officeooo:rsid="00330a50" officeooo:paragraph-rsid="00330a50"/>
    </style:style>
    <style:style style:name="P7" style:family="paragraph" style:parent-style-name="Standard">
      <style:text-properties officeooo:rsid="00330a50" officeooo:paragraph-rsid="00669f71"/>
    </style:style>
    <style:style style:name="P8" style:family="paragraph" style:parent-style-name="Standard">
      <style:text-properties fo:font-style="normal" officeooo:rsid="005a0a07" officeooo:paragraph-rsid="005a0a07" style:font-style-asian="normal" style:font-style-complex="normal"/>
    </style:style>
    <style:style style:name="P9" style:family="paragraph" style:parent-style-name="Standard">
      <style:text-properties fo:font-style="normal" officeooo:rsid="005e0eb1" officeooo:paragraph-rsid="005e0eb1" style:font-style-asian="normal" style:font-style-complex="normal"/>
    </style:style>
    <style:style style:name="P10" style:family="paragraph" style:parent-style-name="Standard">
      <style:text-properties fo:font-size="8pt" fo:font-style="normal" officeooo:rsid="005a0a07" officeooo:paragraph-rsid="005a0a07" style:font-size-asian="7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05e0eb1" officeooo:paragraph-rsid="005e0eb1" style:font-size-asian="7pt" style:font-style-asian="normal" style:font-size-complex="8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109facf" officeooo:paragraph-rsid="0109facf" style:font-size-asian="12.25pt" style:font-size-complex="14pt"/>
    </style:style>
    <style:style style:name="P13" style:family="paragraph" style:parent-style-name="Standard">
      <style:text-properties fo:font-size="12pt" fo:font-weight="normal" officeooo:rsid="0062379f" officeooo:paragraph-rsid="00669f7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29685" officeooo:paragraph-rsid="00669f71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font-size="12pt" officeooo:rsid="002ff161" officeooo:paragraph-rsid="002ff161" style:font-size-asian="12pt" style:font-size-complex="12pt"/>
    </style:style>
    <style:style style:name="P16" style:family="paragraph" style:parent-style-name="Standard">
      <style:text-properties officeooo:rsid="004139c1" officeooo:paragraph-rsid="00669f71"/>
    </style:style>
    <style:style style:name="P17" style:family="paragraph" style:parent-style-name="Standard">
      <style:paragraph-properties fo:break-before="page"/>
      <style:text-properties officeooo:rsid="004139c1" officeooo:paragraph-rsid="00669f71"/>
    </style:style>
    <style:style style:name="P18" style:family="paragraph" style:parent-style-name="Standard">
      <style:text-properties officeooo:rsid="014981bc" officeooo:paragraph-rsid="00669f71"/>
    </style:style>
    <style:style style:name="P19" style:family="paragraph" style:parent-style-name="Standard">
      <style:text-properties officeooo:rsid="01482a8a" officeooo:paragraph-rsid="00669f71"/>
    </style:style>
    <style:style style:name="P20" style:family="paragraph" style:parent-style-name="Standard">
      <style:text-properties officeooo:rsid="00429685" officeooo:paragraph-rsid="00669f71"/>
    </style:style>
    <style:style style:name="P21" style:family="paragraph" style:parent-style-name="Standard">
      <style:text-properties style:font-name="Consolas" fo:font-style="normal" officeooo:rsid="005e0eb1" officeooo:paragraph-rsid="005e0eb1" style:font-style-asian="normal" style:font-style-complex="normal"/>
    </style:style>
    <style:style style:name="P22" style:family="paragraph" style:parent-style-name="Table_20_Contents">
      <style:text-properties officeooo:rsid="005068e8" officeooo:paragraph-rsid="00669f71"/>
    </style:style>
    <style:style style:name="P23" style:family="paragraph" style:parent-style-name="Table_20_Contents">
      <style:text-properties officeooo:rsid="00524f3f" officeooo:paragraph-rsid="00669f71"/>
    </style:style>
    <style:style style:name="P24" style:family="paragraph" style:parent-style-name="Table_20_Contents">
      <style:text-properties officeooo:rsid="00576732" officeooo:paragraph-rsid="00576732"/>
    </style:style>
    <style:style style:name="P25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26" style:family="paragraph" style:parent-style-name="Standard" style:list-style-name="L1">
      <style:text-properties officeooo:rsid="0146ae3e" officeooo:paragraph-rsid="00669f71"/>
    </style:style>
    <style:style style:name="P27" style:family="paragraph" style:parent-style-name="Standard" style:list-style-name="L1">
      <style:text-properties fo:font-style="normal" officeooo:rsid="00606b91" officeooo:paragraph-rsid="006ac72c" style:font-style-asian="normal" style:font-style-complex="normal"/>
    </style:style>
    <style:style style:name="P28" style:family="paragraph" style:parent-style-name="Standard" style:list-style-name="L1">
      <style:text-properties fo:font-style="normal" officeooo:rsid="006ac72c" officeooo:paragraph-rsid="006ac72c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628a32" officeooo:paragraph-rsid="006ac72c" style:font-style-asian="normal" style:font-style-complex="normal"/>
    </style:style>
    <style:style style:name="P30" style:family="paragraph" style:parent-style-name="Standard" style:list-style-name="L1">
      <style:text-properties officeooo:rsid="006ac72c" officeooo:paragraph-rsid="006ac72c"/>
    </style:style>
    <style:style style:name="P31" style:family="paragraph" style:parent-style-name="Standard" style:list-style-name="L2">
      <style:text-properties officeooo:rsid="006ac72c" officeooo:paragraph-rsid="006ac72c"/>
    </style:style>
    <style:style style:name="P32" style:family="paragraph" style:parent-style-name="Standard" style:list-style-name="L1">
      <style:text-properties officeooo:rsid="01482a8a" officeooo:paragraph-rsid="00669f71"/>
    </style:style>
    <style:style style:name="P33" style:family="paragraph" style:parent-style-name="Standard">
      <style:text-properties fo:font-size="14pt" fo:font-weight="bold" officeooo:rsid="00429685" officeooo:paragraph-rsid="00669f71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4d8be1" officeooo:paragraph-rsid="004d8be1"/>
    </style:style>
    <style:style style:name="T1" style:family="text">
      <style:text-properties officeooo:rsid="0043803e"/>
    </style:style>
    <style:style style:name="T2" style:family="text">
      <style:text-properties officeooo:rsid="004da4d4"/>
    </style:style>
    <style:style style:name="T3" style:family="text">
      <style:text-properties officeooo:rsid="004e8267"/>
    </style:style>
    <style:style style:name="T4" style:family="text">
      <style:text-properties officeooo:rsid="005b54d5"/>
    </style:style>
    <style:style style:name="T5" style:family="text">
      <style:text-properties officeooo:rsid="005e0eb1"/>
    </style:style>
    <style:style style:name="T6" style:family="text">
      <style:text-properties officeooo:rsid="005cf1de"/>
    </style:style>
    <style:style style:name="T7" style:family="text">
      <style:text-properties officeooo:rsid="005ee3b7"/>
    </style:style>
    <style:style style:name="T8" style:family="text">
      <style:text-properties officeooo:rsid="01482a8a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69f71"/>
    </style:style>
    <style:style style:name="T11" style:family="text">
      <style:text-properties fo:language="en" fo:country="US" officeooo:rsid="006acc6a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524f3f" style:font-size-asian="14pt" style:font-weight-asian="bold" style:font-size-complex="14pt" style:font-weight-complex="bold"/>
    </style:style>
    <style:style style:name="T14" style:family="text">
      <style:text-properties officeooo:rsid="00585a62"/>
    </style:style>
    <style:style style:name="T15" style:family="text">
      <style:text-properties officeooo:rsid="0058930c"/>
    </style:style>
    <style:style style:name="T16" style:family="text">
      <style:text-properties officeooo:rsid="00669f71"/>
    </style:style>
    <style:style style:name="T17" style:family="text">
      <style:text-properties officeooo:rsid="0122286f"/>
    </style:style>
    <style:style style:name="T18" style:family="text">
      <style:text-properties officeooo:rsid="00c697f5"/>
    </style:style>
    <style:style style:name="T19" style:family="text">
      <style:text-properties officeooo:rsid="0108a98f"/>
    </style:style>
    <style:style style:name="T20" style:family="text">
      <style:text-properties officeooo:rsid="006764cb"/>
    </style:style>
    <style:style style:name="T21" style:family="text">
      <style:text-properties style:font-name="Consolas"/>
    </style:style>
    <style:style style:name="T22" style:family="text">
      <style:text-properties officeooo:rsid="0068eb02"/>
    </style:style>
    <style:style style:name="T23" style:family="text">
      <style:text-properties officeooo:rsid="006ac72c"/>
    </style:style>
    <style:style style:name="T24" style:family="text">
      <style:text-properties officeooo:rsid="006acc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P132</text:p>
          </table:table-cell>
          <table:table-cell table:style-name="Table1.A1" office:value-type="string">
            <text:p text:style-name="P15"><text:span text:style-name="T17">Lab</text:span> <text:span text:style-name="T24">3</text:span></text:p>
          </table:table-cell>
        </table:table-row>
        <table:table-row>
          <table:table-cell table:style-name="Table1.A1" office:value-type="string">
            <text:p text:style-name="P25">Score: ______/<text:span text:style-name="T18">1</text:span><text:span text:style-name="T19">0</text:span></text:p>
          </table:table-cell>
          <table:table-cell table:style-name="Table1.A1" office:value-type="string">
            <text:p text:style-name="P12">v1.<text:span text:style-name="T6">1</text:span></text:p>
          </table:table-cell>
        </table:table-row>
      </table:table>
      <text:p text:style-name="P4"/>
      <text:p text:style-name="P5">In this lab, you’<text:span text:style-name="T3">ll get some practice in writing a command-line application.</text:span></text:p>
      <text:p text:style-name="P5"/>
      <text:p text:style-name="P34">Link to <text:span text:style-name="T2">assignment</text:span>: <text:a xlink:type="simple" xlink:href="https://classroom.github.com/a/xuWVY0Mc" text:style-name="Internet_20_link" text:visited-style-name="Visited_20_Internet_20_Link">https://classroom.github.com/a/xuWVY0Mc</text:a></text:p>
      <text:p text:style-name="P5"/>
      <text:p text:style-name="P1">Specifications</text:p>
      <text:p text:style-name="P5"/>
      <text:p text:style-name="P8">For games to hold your interest, they almost always include some random, unpredictable behavior. For example, a game in which you shoot asteroids loses some of its fun if the asteroids follow the same, predictable path each time you play. Therefore, generating random values is a key component in creating mos<text:span text:style-name="T4">t interesting computer games. Many programming languages come with a built-in</text:span></text:p>
      <text:p text:style-name="P8">module you can use to generate random numbers. <text:span text:style-name="T5">In </text:span><text:span text:style-name="T20">Java</text:span><text:span text:style-name="T5">, the syntax is the following:</text:span></text:p>
      <text:p text:style-name="P10"/>
      <text:p text:style-name="P21">int myRandomNumber = random.Next<text:span text:style-name="T20">Int</text:span>(0, 11);</text:p>
      <text:p text:style-name="P11"/>
      <text:p text:style-name="P9">In this statement, <text:span text:style-name="T21">myRandomNumber</text:span> is a numeric variable you have declared and the expression <text:span text:style-name="T21">random.Next(0, 11)</text:span> means “call a method that returns a random number between 0 and 10.” Why between 0 and 10 and not 0 and 11? It is because the upper bound is excluded.</text:p>
      <text:p text:style-name="P9"/>
      <text:p text:style-name="P9">Create code that generates a random number and then asks the user to think of a number between <text:span text:style-name="T20">1</text:span> and 10<text:span text:style-name="T23">0</text:span>. Then display the <text:span text:style-name="T22">message that tells the user if they were too high, too low, or guessed correctly. </text:span><text:span text:style-name="T23">Only let the user guess incorrectly 5 times before they lose.</text:span></text:p>
      <text:p text:style-name="P6"/>
      <text:p text:style-name="P2">Constraints</text:p>
      <text:p text:style-name="P18"/>
      <text:list text:style-name="L1">
        <text:list-item>
          <text:p text:style-name="P26">Prompt the user before every input.</text:p>
          <text:list>
            <text:list-item>
              <text:p text:style-name="P26">Ex: “<text:span text:style-name="T6">Enter a </text:span><text:span text:style-name="T22">number between...</text:span><text:span text:style-name="T6">: </text:span>”</text:p>
            </text:list-item>
          </text:list>
        </text:list-item>
        <text:list-item>
          <text:p text:style-name="P26">Echo every input.</text:p>
          <text:list>
            <text:list-item>
              <text:p text:style-name="P26">Ex: “<text:span text:style-name="T6">You </text:span><text:span text:style-name="T7">entered</text:span><text:span text:style-name="T6"> ‘</text:span><text:span text:style-name="T22">50</text:span><text:span text:style-name="T6">’.</text:span>”</text:p>
            </text:list-item>
          </text:list>
        </text:list-item>
        <text:list-item>
          <text:p text:style-name="P27">The logic to <text:span text:style-name="T22">prompt the user and then </text:span>get the<text:span text:style-name="T22">ir</text:span> input should be in <text:span text:style-name="T23">their own</text:span> method.</text:p>
        </text:list-item>
        <text:list-item>
          <text:p text:style-name="P28">The logic that allows the user to keep guessing should be in its own method.</text:p>
        </text:list-item>
        <text:list-item>
          <text:p text:style-name="P29">The outputs before the end of the program should be in their own method.</text:p>
        </text:list-item>
        <text:list-item>
          <text:p text:style-name="P30">Echo out how many guesses the user has left after every guess.</text:p>
        </text:list-item>
        <text:list-item>
          <text:p text:style-name="P32">Close the input Scanner when there are no more inputs.</text:p>
        </text:list-item>
      </text:list>
      <text:p text:style-name="P19"/>
      <text:p text:style-name="P3">E<text:span text:style-name="T8">xtra Credit Opportunity</text:span></text:p>
      <text:p text:style-name="P16"/>
      <text:list text:style-name="L2">
        <text:list-item>
          <text:p text:style-name="P31"><text:span text:style-name="T10">(</text:span><text:span text:style-name="T9">1 pt) Implement a way to let the user to choose to play again with a new random number after they win or lose.</text:span></text:p>
        </text:list-item>
        <text:list-item>
          <text:p text:style-name="P31"><text:span text:style-name="T9">(1 pt) Allow the user to input how many guesses they can have </text:span><text:span text:style-name="T11">have and the upper range for the random number.</text:span></text:p>
        </text:list-item>
      </text:list>
      <text:p text:style-name="P7"/>
      <text:p text:style-name="P16"><text:span text:style-name="T12"/></text:p>
      <text:p text:style-name="P17"><text:span text:style-name="T12">Scoring </text:span><text:span text:style-name="T13">Rubric</text:span>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<text:span text:style-name="T14">10</text:span>/10</text:p>
          </table:table-cell>
          <table:table-cell table:style-name="Table2.B1" office:value-type="string">
            <text:p text:style-name="P23">Program meets specifications.</text:p>
          </table:table-cell>
        </table:table-row>
        <table:table-row>
          <table:table-cell table:style-name="Table2.A2" office:value-type="string">
            <text:p text:style-name="P23"><text:span text:style-name="T15">9-</text:span><text:span text:style-name="T14">6</text:span>/10</text:p>
          </table:table-cell>
          <table:table-cell table:style-name="Table2.B2" office:value-type="string">
            <text:p text:style-name="P23">Program does not meet specifications but there was noticeable effort.</text:p>
          </table:table-cell>
        </table:table-row>
        <table:table-row>
          <table:table-cell table:style-name="Table2.A2" office:value-type="string">
            <text:p text:style-name="P23"><text:span text:style-name="T14">5-</text:span><text:span text:style-name="T15">0</text:span>/10</text:p>
          </table:table-cell>
          <table:table-cell table:style-name="Table2.B2" office:value-type="string">
            <text:p text:style-name="P23">Program does not meet specifications and there was little effort put in.</text:p>
          </table:table-cell>
        </table:table-row>
      </table:table>
      <text:p text:style-name="P20"><text:span text:style-name="T12"/></text:p>
      <text:p text:style-name="P33">Submission</text:p>
      <text:p text:style-name="P14"/>
      <text:p text:style-name="P13">The submission for this lab <text:span text:style-name="T3">is</text:span> the commit ID you want to be graded. <text:span text:style-name="T1">You will submit it via the Canvas assignm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holas Page</meta:initial-creator>
    <meta:creation-date>2022-08-18T14:27:38.461000000</meta:creation-date>
    <dc:date>2023-09-30T23:56:56.201000000</dc:date>
    <meta:editing-duration>PT11H40M20S</meta:editing-duration>
    <meta:editing-cycles>52</meta:editing-cycles>
    <meta:generator>LibreOffice/7.6.2.1$Windows_X86_64 LibreOffice_project/56f7684011345957bbf33a7ee678afaf4d2ba333</meta:generator>
    <meta:document-statistic meta:table-count="2" meta:image-count="0" meta:object-count="0" meta:page-count="2" meta:paragraph-count="34" meta:word-count="402" meta:character-count="2266" meta:non-whitespace-character-count="1909"/>
  </office:meta>
</office:document-meta>
</file>